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paragraph-properties fo:text-align="center" style:justify-single-word="false"/>
      <style:text-properties officeooo:rsid="002da890" officeooo:paragraph-rsid="002da890"/>
    </style:style>
    <style:style style:name="P2" style:family="paragraph" style:parent-style-name="Standard">
      <style:paragraph-properties fo:text-align="center" style:justify-single-word="false"/>
      <style:text-properties officeooo:rsid="0039316c" officeooo:paragraph-rsid="0039316c"/>
    </style:style>
    <style:style style:name="P3" style:family="paragraph" style:parent-style-name="Standard">
      <style:paragraph-properties fo:text-align="start" style:justify-single-word="false"/>
      <style:text-properties officeooo:rsid="0039316c" officeooo:paragraph-rsid="0039316c"/>
    </style:style>
    <style:style style:name="P4" style:family="paragraph" style:parent-style-name="Standard">
      <style:paragraph-properties fo:text-align="start" style:justify-single-word="false"/>
      <style:text-properties officeooo:paragraph-rsid="0039a26f"/>
    </style:style>
    <style:style style:name="P5" style:family="paragraph" style:parent-style-name="Standard" style:list-style-name="L1">
      <style:paragraph-properties fo:text-align="start" style:justify-single-word="false"/>
      <style:text-properties officeooo:paragraph-rsid="0039a26f"/>
    </style:style>
    <style:style style:name="P6" style:family="paragraph" style:parent-style-name="Standard" style:list-style-name="L1">
      <style:paragraph-properties fo:text-align="start" style:justify-single-word="false"/>
      <style:text-properties officeooo:rsid="0039a26f" officeooo:paragraph-rsid="0039ec29"/>
    </style:style>
    <style:style style:name="P7" style:family="paragraph" style:parent-style-name="Standard">
      <style:paragraph-properties fo:text-align="start" style:justify-single-word="false"/>
      <style:text-properties officeooo:rsid="0039a26f" officeooo:paragraph-rsid="0039ec29"/>
    </style:style>
    <style:style style:name="P8" style:family="paragraph" style:parent-style-name="Standard" style:list-style-name="L1">
      <style:paragraph-properties fo:text-align="start" style:justify-single-word="false"/>
      <style:text-properties officeooo:rsid="0039ec29" officeooo:paragraph-rsid="0039ec29"/>
    </style:style>
    <style:style style:name="P9" style:family="paragraph" style:parent-style-name="Standard">
      <style:paragraph-properties fo:text-align="start" style:justify-single-word="false"/>
      <style:text-properties officeooo:rsid="0039ec29" officeooo:paragraph-rsid="0039ec29"/>
    </style:style>
    <style:style style:name="P10" style:family="paragraph" style:parent-style-name="Standard">
      <style:paragraph-properties fo:text-align="center" style:justify-single-word="false"/>
      <style:text-properties fo:font-size="16pt" officeooo:rsid="0021a320" officeooo:paragraph-rsid="0021a320" style:font-size-asian="16pt" style:font-size-complex="16pt"/>
    </style:style>
    <style:style style:name="P11" style:family="paragraph" style:parent-style-name="Standard">
      <style:paragraph-properties fo:text-align="center" style:justify-single-word="false"/>
      <style:text-properties officeooo:rsid="0021a320" officeooo:paragraph-rsid="0021a320"/>
    </style:style>
    <style:style style:name="P12" style:family="paragraph" style:parent-style-name="Standard">
      <style:paragraph-properties fo:text-align="center" style:justify-single-word="false"/>
      <style:text-properties fo:font-size="11pt" fo:font-style="italic" officeooo:rsid="0022b961" officeooo:paragraph-rsid="0022b961" style:font-size-asian="11pt" style:font-style-asian="italic" style:font-size-complex="11pt" style:font-style-complex="italic"/>
    </style:style>
    <style:style style:name="P13" style:family="paragraph" style:parent-style-name="Standard">
      <style:paragraph-properties fo:text-align="center" style:justify-single-word="false"/>
      <style:text-properties officeooo:rsid="0022b961" officeooo:paragraph-rsid="0022b961"/>
    </style:style>
    <style:style style:name="P14" style:family="paragraph" style:parent-style-name="Standard">
      <style:paragraph-properties fo:text-align="center" style:justify-single-word="false"/>
      <style:text-properties fo:font-size="14pt" officeooo:rsid="002555c3" officeooo:paragraph-rsid="002555c3" style:font-size-asian="14pt" style:font-size-complex="14pt"/>
    </style:style>
    <style:style style:name="P15" style:family="paragraph" style:parent-style-name="Standard">
      <style:paragraph-properties fo:text-align="center" style:justify-single-word="false"/>
      <style:text-properties officeooo:rsid="002555c3" officeooo:paragraph-rsid="002ae64c"/>
    </style:style>
    <style:style style:name="P16" style:family="paragraph" style:parent-style-name="Standard">
      <style:paragraph-properties fo:text-align="center" style:justify-single-word="false"/>
      <style:text-properties officeooo:rsid="002555c3" officeooo:paragraph-rsid="002555c3"/>
    </style:style>
    <style:style style:name="P17" style:family="paragraph" style:parent-style-name="Standard">
      <style:paragraph-properties fo:text-align="center" style:justify-single-word="false"/>
      <style:text-properties officeooo:rsid="002555c3" officeooo:paragraph-rsid="003dd864"/>
    </style:style>
    <style:style style:name="P18" style:family="paragraph" style:parent-style-name="Standard">
      <style:paragraph-properties fo:text-align="start" style:justify-single-word="false"/>
      <style:text-properties officeooo:rsid="002555c3" officeooo:paragraph-rsid="003dd864"/>
    </style:style>
    <style:style style:name="P19" style:family="paragraph" style:parent-style-name="Standard">
      <style:paragraph-properties fo:text-align="center" style:justify-single-word="false"/>
      <style:text-properties officeooo:rsid="002ae64c" officeooo:paragraph-rsid="002ae64c"/>
    </style:style>
    <style:style style:name="P20" style:family="paragraph" style:parent-style-name="Standard">
      <style:paragraph-properties fo:text-align="center" style:justify-single-word="false"/>
    </style:style>
    <style:style style:name="P21" style:family="paragraph" style:parent-style-name="Standard">
      <style:paragraph-properties fo:text-align="start" style:justify-single-word="false"/>
      <style:text-properties officeooo:rsid="003aa8ca" officeooo:paragraph-rsid="003aa8ca"/>
    </style:style>
    <style:style style:name="P22" style:family="paragraph" style:parent-style-name="Standard">
      <style:paragraph-properties fo:text-align="start" style:justify-single-word="false"/>
      <style:text-properties officeooo:rsid="003aa8ca" officeooo:paragraph-rsid="003c6552"/>
    </style:style>
    <style:style style:name="P23" style:family="paragraph" style:parent-style-name="Standard">
      <style:paragraph-properties fo:text-align="center" style:justify-single-word="false"/>
      <style:text-properties officeooo:rsid="003c93cc" officeooo:paragraph-rsid="003c93cc"/>
    </style:style>
    <style:style style:name="P24" style:family="paragraph" style:parent-style-name="Standard">
      <style:paragraph-properties fo:text-align="start" style:justify-single-word="false"/>
      <style:text-properties officeooo:rsid="003c93cc" officeooo:paragraph-rsid="003c93cc"/>
    </style:style>
    <style:style style:name="P25" style:family="paragraph" style:parent-style-name="Standard">
      <style:paragraph-properties fo:text-align="start" style:justify-single-word="false"/>
      <style:text-properties officeooo:rsid="003d9787" officeooo:paragraph-rsid="003d9787"/>
    </style:style>
    <style:style style:name="P26" style:family="paragraph" style:parent-style-name="Standard">
      <style:paragraph-properties fo:text-align="start" style:justify-single-word="false"/>
      <style:text-properties officeooo:rsid="003d9787" officeooo:paragraph-rsid="003dd864"/>
    </style:style>
    <style:style style:name="P27" style:family="paragraph" style:parent-style-name="Standard">
      <style:paragraph-properties fo:text-align="start" style:justify-single-word="false"/>
      <style:text-properties officeooo:rsid="003f554e" officeooo:paragraph-rsid="003f554e"/>
    </style:style>
    <style:style style:name="T1" style:family="text">
      <style:text-properties officeooo:rsid="002ae64c"/>
    </style:style>
    <style:style style:name="T2" style:family="text">
      <style:text-properties officeooo:rsid="002bfe35"/>
    </style:style>
    <style:style style:name="T3" style:family="text">
      <style:text-properties officeooo:rsid="002f78f2"/>
    </style:style>
    <style:style style:name="T4" style:family="text">
      <style:text-properties officeooo:rsid="00309f98"/>
    </style:style>
    <style:style style:name="T5" style:family="text">
      <style:text-properties officeooo:rsid="0030f9a1"/>
    </style:style>
    <style:style style:name="T6" style:family="text">
      <style:text-properties officeooo:rsid="00316b36"/>
    </style:style>
    <style:style style:name="T7" style:family="text">
      <style:text-properties officeooo:rsid="003332c6"/>
    </style:style>
    <style:style style:name="T8" style:family="text">
      <style:text-properties officeooo:rsid="00366fda"/>
    </style:style>
    <style:style style:name="T9" style:family="text">
      <style:text-properties officeooo:rsid="0039316c"/>
    </style:style>
    <style:style style:name="T10" style:family="text">
      <style:text-properties officeooo:rsid="0039a26f"/>
    </style:style>
    <style:style style:name="T11" style:family="text">
      <style:text-properties officeooo:rsid="0039ec29"/>
    </style:style>
    <style:style style:name="T12" style:family="text">
      <style:text-properties officeooo:rsid="003aa8ca"/>
    </style:style>
    <style:style style:name="T13" style:family="text">
      <style:text-properties officeooo:rsid="003c6552"/>
    </style:style>
    <style:style style:name="T14" style:family="text">
      <style:text-properties fo:font-weight="bold" officeooo:rsid="003c6552" style:font-weight-asian="bold" style:font-weight-complex="bold"/>
    </style:style>
    <style:style style:name="T15" style:family="text">
      <style:text-properties officeooo:rsid="003c93cc"/>
    </style:style>
    <style:style style:name="T16" style:family="text">
      <style:text-properties officeooo:rsid="003d9787"/>
    </style:style>
    <style:style style:name="T17" style:family="text">
      <style:text-properties officeooo:rsid="002555c3"/>
    </style:style>
    <style:style style:name="T18" style:family="text">
      <style:text-properties officeooo:rsid="003dd864"/>
    </style:style>
    <text:list-style style:name="L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
      <text:p text:style-name="P20"/>
      <text:p text:style-name="P20"/>
      <text:p text:style-name="P20"/>
      <text:p text:style-name="P20"/>
      <text:p text:style-name="P20"/>
      <text:p text:style-name="P20"/>
      <text:p text:style-name="P20"/>
      <text:p text:style-name="P10">Rapport Analyse d'Image</text:p>
      <text:p text:style-name="P10">TP1</text:p>
      <text:p text:style-name="P11"/>
      <text:p text:style-name="P11"/>
      <text:p text:style-name="P11">Benneton Anna p1007382</text:p>
      <text:p text:style-name="P11">Marot Fabien p1006013</text:p>
      <text:p text:style-name="P11"/>
      <text:p text:style-name="P11"/>
      <text:p text:style-name="P12">Octobre 2016</text:p>
      <text:p text:style-name="P13"/>
      <text:p text:style-name="P13"/>
      <text:p text:style-name="P13"/>
      <text:p text:style-name="P14">Sommaire</text:p>
      <text:p text:style-name="P16"/>
      <text:p text:style-name="P16"/>
      <text:p text:style-name="P16">1. Introduction</text:p>
      <text:p text:style-name="P16"/>
      <text:p text:style-name="P16">2. Choix d'implémentation et explications des classes</text:p>
      <text:p text:style-name="P16"/>
      <text:p text:style-name="P16">3. Détection de contours</text:p>
      <text:p text:style-name="P16">→<text:span text:style-name="T7"> quels sont nos choix d'options par défauts</text:span></text:p>
      <text:p text:style-name="P16">→<text:span text:style-name="T5"> comparatif Canny</text:span></text:p>
      <text:p text:style-name="P16"/>
      <text:p text:style-name="P16">4. Nos résultats</text:p>
      <text:p text:style-name="P16">→<text:span text:style-name="T7"> images (+ color)</text:span></text:p>
      <text:p text:style-name="P16">→<text:span text:style-name="T7"> temps</text:span></text:p>
      <text:p text:style-name="P16">→<text:span text:style-name="T8"> étapes par étapes</text:span></text:p>
      <text:p text:style-name="P16"/>
      <text:p text:style-name="P16">5. A améliorer</text:p>
      <text:p text:style-name="P16">→<text:span text:style-name="T6"> filtre median / ecart-type</text:span></text:p>
      <text:p text:style-name="P16">→<text:span text:style-name="T6"> suppression des non-maximas</text:span></text:p>
      <text:p text:style-name="P16">→<text:span text:style-name="T6"> affinage mieux</text:span></text:p>
      <text:p text:style-name="P16">→<text:span text:style-name="T6"> fermeture</text:span></text:p>
      <text:p text:style-name="P16">→<text:span text:style-name="T6"> rapidité → bcp de parcours de l'image / copie</text:span></text:p>
      <text:p text:style-name="P16">→<text:span text:style-name="T15"> normes euclidienne / absolue ou manahtan</text:span></text:p>
      <text:p text:style-name="P16"/>
      <text:p text:style-name="P16"/>
      <text:p text:style-name="P15">Annexes </text:p>
      <text:p text:style-name="P15"><text:span text:style-name="T1">a. </text:span>se servir du programme (gui et cli)</text:p>
      <text:p text:style-name="P19">b. organisation des fichiers/<text:span text:style-name="T2">classes</text:span> en détails</text:p>
      <text:p text:style-name="P1">c. <text:span text:style-name="T3">++ d'</text:span> images comparatives de résul<text:span text:style-name="T4">t</text:span>ats</text:p>
      <text:p text:style-name="P1"/>
      <text:p text:style-name="P1"/>
      <text:p text:style-name="P1"/>
      <text:p text:style-name="P1"><text:soft-page-break/></text:p>
      <text:p text:style-name="P2">1/ intro </text:p>
      <text:p text:style-name="P3"/>
      <text:p text:style-name="P3"/>
      <text:p text:style-name="P3"><text:tab/>Lors de ce TP nous avons realisé une application permetant d'effectuer plusieurs operation d'analyse d'image. Nous avons fait le choix d'implementer deux application similaire, l'une gaphique laissant le choix a l'utilisateur de parametrer tresfacilement chaque operation mais necessitant quelque librairie installé. Cependant notre deuxieme aplciation focntionnant via le terminal ne fait pas appel a des librairie plus lourde et permet d'utiliser pleinement notre application mais de maniere plus simpliste. Nous avons donc implementer diferente fonction pour permettre a l'utilisateur d'effectuer des traitement comme le lissage, une seuillage, une detection de contour et une colorisation du resultat. Nous avons fait le choix de laisser a l'utilisateur le plus grande liberté sur le parametrage de ces fonction pour qu'il puisse faire le plus de tests possible. Dans ce rapport nous allons donc presenter nos choix de structure, comment nous avons implementer nos principal fonction, nos resutats les plus pertinent ainsi que les fonctions que nous n'avons pas pus entierement finaliser. Vous trouverez egalement en annexe un manuel d'utilisation de notre application. </text:p>
      <text:p text:style-name="P3"/>
      <text:p text:style-name="P3"/>
      <text:p text:style-name="P3">2/ </text:p>
      <text:p text:style-name="P3"/>
      <text:p text:style-name="P3">Nous utilisons difrentes classes pour ce projet que nous allons expliciter : </text:p>
      <text:p text:style-name="P3"/>
      <text:p text:style-name="P4">- Classe image : <text:span text:style-name="T9">pour profiter des fonctionnalité d'Opencv nous avons choisis que notre classe Image herite de la classe cv ::Mat, cela permet de charger/sauvegarder facilement des image ainsi que les traitement simple comme le passage en noir et blanc. Notre classe image posséde les méthode utilisées pour le traitement d'image demandé pour ce TP notement :</text:span></text:p>
      <text:p text:style-name="P4"/>
      <text:list xml:id="list7803985715799339950" text:style-name="L1">
        <text:list-item>
          <text:p text:style-name="P5"><text:span text:style-name="T10">Lissage par moyenne ou gaussiene </text:span></text:p>
        </text:list-item>
        <text:list-item>
          <text:p text:style-name="P6">Filtre differentiel (Prewitt, Sobel, Kirsch) selon différentes directions.</text:p>
        </text:list-item>
        <text:list-item>
          <text:p text:style-name="P6"><text:span text:style-name="T11">Seuillage avec plusieurs méthode (hysteresis, local, global, unique) </text:span></text:p>
        </text:list-item>
        <text:list-item>
          <text:p text:style-name="P6"><text:span text:style-name="T11">Affinage de notre image en fin de traitement pour suprimmer des epaisseur de contour.</text:span></text:p>
        </text:list-item>
        <text:list-item>
          <text:p text:style-name="P6"><text:span text:style-name="T11">Fermeture ….</text:span></text:p>
        </text:list-item>
        <text:list-item>
          <text:p text:style-name="P8">Colorisation des contour en fonction de la direction de leurs gradients</text:p>
        </text:list-item>
      </text:list>
      <text:p text:style-name="P9"/>
      <text:p text:style-name="P9">- Classe Option : cette classes nous permet de stocker toutes les option de notre application permettant de parametrer la plupart des fonctions de la classe image. Un objet option est passé en paramettre de la majorité des methodes de la classe image. Ce choix a été fait pour simplifier l'utilisation de l'aplication.</text:p>
      <text:p text:style-name="P9"/>
      <text:p text:style-name="P9">- Classe Filtre : nous utilisons cette classe pour stocker chaque filtres de convolution que nous allons par la suite apliquer sur l'image. <text:span text:style-name="T12">De la meme maniere que la classe Image nous avons choisis que notre classe Filtre herite de la classe cv::Mat pour profiter des possibilitées d'Opencv</text:span></text:p>
      <text:p text:style-name="P9"/>
      <text:p text:style-name="P9">- <text:span text:style-name="T12">Classe MainWindow : cette classe est presente uniquement dans la version graphique de notre application, elle necessite la librairie GTK pour fonctionner. Cette classe gere tout la parti graphique pour initialiser notre interface et la gestion des signaux lorsque l'utilisateur parametre son traitement d'image. De plus dans cette version de l'aplication il est possible de revenir en arriere sur chaque traitement de l'image ou bien revenir a notre image de base. Dans la version console de notre application ce code est deplacer dans le main et les traitement se font via le terminal.</text:span></text:p>
      <text:p text:style-name="P9"/>
      <text:p text:style-name="P21"/>
      <text:p text:style-name="P21"><text:soft-page-break/></text:p>
      <text:p text:style-name="P21"/>
      <text:p text:style-name="P21">2.b / explication des options </text:p>
      <text:p text:style-name="P21"/>
      <text:p text:style-name="P21"><text:tab/>Options de lissage : </text:p>
      <text:p text:style-name="P21"><text:tab/>- type de lissage : moyenne, mediane ou gaussien</text:p>
      <text:p text:style-name="P21">- taille du filtre de convolution (taille ≥3 et impair ex : 3*3, 5*5, 7*7 etc)</text:p>
      <text:p text:style-name="P21"><text:tab/>- dans le cas d'un lissage gaussien nous pouvons choisir la valeur du sigma </text:p>
      <text:p text:style-name="P21"/>
      <text:p text:style-name="P21"/>
      <text:p text:style-name="P21"><text:tab/>Options du filtre directionel : </text:p>
      <text:p text:style-name="P22">- nous proposons quatre diferents filtres , les trois present dans le <text:span text:style-name="T13">sujet (Prewitt, Sobel, Kirsch), ainsi qu'un filtre laplacien 5*5.</text:span></text:p>
      <text:p text:style-name="P22">- <text:span text:style-name="T13">nous proposons a l'utilisateur de choisir les directions souhaiter pour l'aplication du filtre, sois unidirectionel (horizontal </text:span><text:span text:style-name="T14">ou</text:span><text:span text:style-name="T13"> vertical), bidirectionel ( horizontal </text:span><text:span text:style-name="T14">et</text:span><text:span text:style-name="T13"> vertical ) et multidirectionel ( en utilisant la 8-connexité)</text:span></text:p>
      <text:p text:style-name="P22"/>
      <text:p text:style-name="P22"><text:tab/><text:span text:style-name="T13">Options du seuillage : </text:span></text:p>
      <text:p text:style-name="P22"/>
      <text:p text:style-name="P22">- <text:span text:style-name="T13">choix de la méthode de seuillage : unique (seuill fixe), global (seuill calculé sur l'ensemble de l'image), local (seuil calculé localement sur une fenetre) ou hysterisis (auto ou fixé)</text:span></text:p>
      <text:p text:style-name="P22">- <text:span text:style-name="T13">choix de la méthode de calcul pour definir le seuil ( moyenne , mediane ou ecart-type)</text:span></text:p>
      <text:p text:style-name="P22">- <text:span text:style-name="T13">si le seuil est fixe possibilité de parametrer sa valeur</text:span></text:p>
      <text:p text:style-name="P22">- <text:span text:style-name="T13">si le seuil se calcul a partir d'une fenetre d'une image il est possible de definir cette fenetre pour le local ou hysterisis</text:span></text:p>
      <text:p text:style-name="P22">- <text:span text:style-name="T13">si le seuil est en hysterisis fixé on peut definir le seuil bas et haut en cas de d'hysterisis auto les seuil haut et bas sont fixé a aprtir de la moyenne et ecart-type</text:span></text:p>
      <text:p text:style-name="P21"/>
      <text:p text:style-name="P21"><text:s text:c="16"/></text:p>
      <text:p text:style-name="P21">- <text:span text:style-name="T13">Options de colorisation :</text:span></text:p>
      <text:p text:style-name="P21"><text:tab/>- <text:span text:style-name="T13">la colorisation est une option elle ne s'aplique pas si l'utilisateur n'en veut pas</text:span></text:p>
      <text:p text:style-name="P21"><text:tab/>- <text:span text:style-name="T13">l'utilisateur peut choisir le fait que la couleur sois plus prononcer ou non (passage de tout les contour au dessus du seuil a blanc sinon on garde leur norme) </text:span></text:p>
      <text:p text:style-name="P21"/>
      <text:p text:style-name="P9"><text:tab/></text:p>
      <text:list xml:id="list173055985223488" text:continue-numbering="true" text:style-name="L1">
        <text:list-header>
          <text:p text:style-name="P8"/>
          <text:p text:style-name="P8"><text:s/></text:p>
        </text:list-header>
      </text:list>
      <text:p text:style-name="P7"/>
      <text:p text:style-name="P7"/>
      <text:p text:style-name="P3"><text:tab/><text:tab/></text:p>
      <text:p text:style-name="P23">3/ detection des contours </text:p>
      <text:p text:style-name="P23"/>
      <text:p text:style-name="P24"/>
      <text:p text:style-name="P24">Pour la detection de contour nous nous sommes basé sur la méthode de Canny. Nous effectuons donc au preaable un lissage gaussien puis nous cherchons les contour, par defaut le filtre de Prexitt est utilisé en multidirectionel. Pour detecter les contour nous parcourons l'image et en chaque point on calcul le gradient. Dans le cas multidirectionel les diferents gradient sont calculé et dans ce cas la norme corespondra au gradient maximum. Dans le cas bidirectionel nous calculons la norme euclidienne grace au deux gradients. <text:s/>A ce stade la nous avons donc une matrice composé de la norme du gradient en chaque point de l'image ainsi que sa direction, suite a ca nous effectuons un seuillage pour eliminer les valeur qui ne semble pas pertinente pour notre traitement. Par defaut le seuillage effectué est un hysterisis auto. </text:p>
      <text:p text:style-name="P24"><text:soft-page-break/></text:p>
      <text:p text:style-name="P24">Nous calculons la moyenne est l'ecart type de l'image, puis notre seuil bas correspond a la diference entre la moyenne et l'ecart-type, le seuil haut corespond a la somme de la moyenne et de l'ecart-type. Ensuite pour chaque pixel si la norme est inferieur au seuil bas alors on ne le considere pas comme un contour on passe sa valeur a 0. De plus si sa norme est superieur au seuil haut alors ce pixel sera considerer comme un contour. Enfin si notre la norme de notre pixel se situe entre le seuil bas et haut alors nous parcourons tous les pixel dans une fenetre <text:span text:style-name="T16">centrer sur ce pixel ( par defaut la taille de la fenetre est de 15*15) si il existe un pixel dont la norme est superieur au seuil haut alors notre pixel actuel comme etant un contour sinon on l'ignore et sa valeur deviendra 0. </text:span></text:p>
      <text:p text:style-name="P24"/>
      <text:p text:style-name="P25">Une fois nos contour obtenu nous cherchons a affiner notre resultat pour une meilleur lecture. Nous parcourons l'image, si on trouve un pixel etant un contour alors on regarde la direction de son gradient puis nous observons les pixel sur la direction orthogonal a celle du gradient, si on trouve de nouveaux contour dans ces position alors les suprime car on les considere comme etant un epaissisement du contour. De plus pour elliminer le bruit present sur l'image on suprime tout point etant un contour mais qui ne possede aucun voisin (8 connexe) comme etant un contour. </text:p>
      <text:p text:style-name="P25"/>
      <text:p text:style-name="P25">4/</text:p>
      <text:p text:style-name="P25"/>
      <text:p text:style-name="P25">Avec notre application nous avons obtenu ces diferents resulats qui nous semble etre les plus pertinent : </text:p>
      <text:p text:style-name="P25"/>
      <text:p text:style-name="P25"/>
      <text:p text:style-name="P26">5/ <text:span text:style-name="T17">5. A améliorer</text:span></text:p>
      <text:p text:style-name="P17"/>
      <text:p text:style-name="P18"/>
      <text:p text:style-name="P18"/>
      <text:p text:style-name="P18"><text:tab/><text:span text:style-name="T18">Pour notre application nous avons apercu que dans certain cas relativement rare l'affinage pourrait etre ameliorer, en effet parfois il arrive que des contour 'double' aparaisse. De plus notre elimination du bruit reste limiter nous pourrions eliminé des petit amas de pixel se trouvant loin d'autre contour. </text:span></text:p>
      <text:p text:style-name="P18"/>
      <text:p text:style-name="P18"><text:tab/><text:span text:style-name="T18">Notre fermeture n'est pas fonctionnel nous avons pour le moment detecter les extremité de contour et nous cherchons des extremité proche mais nous n'avons pas finaliser la fermeture entre deux extremité, en effet par manque de temps nous avons fait le choix de perfectionner tout les méthode en amont du traitement. </text:span></text:p>
      <text:p text:style-name="P18"/>
      <text:p text:style-name="P18"><text:tab/><text:span text:style-name="T18">La rapidité de notre application n'est pas entierement optimisé pour plusieurs raison, pour permettre a l'utilisateur d'effectuer chaque traitement independement des autres nous stockons chaque resultat dans une nouvelle image et chaque copie effectue ralenti le traitement global. De plus pour ne pas surcharger notre application avec un grand nombre de librairie externe nous n'avons pas parallelisé tous les parcours d'image, avec ces librairie(OpenMp) nous aurions pus profiter pleinement du rendement multicoeur de nos ordinateur. Ainsi dans le cas d'une image a tres haute resolution le traitement integral est relativement long ( de l'ordre de la seconde) .</text:span></text:p>
      <text:p text:style-name="P18"/>
      <text:p text:style-name="P27">6/ conclusion </text:p>
      <text:p text:style-name="P27"/>
      <text:p text:style-name="P27"><text:tab/>Pour ce TP nous avons donc créer toutes les fonctionnalité demandé et ce de maniere totalement parametrable par l'utilisateur, avec legerement plus de temps nous aurions pu finaliser la fermeture des contour. Enfin ce TP nous permettra d'avoir une base solide pour debuter le prochain TP durant lequel nous pourrons ajouter les fonctionnalité permetant la detection de forme simple. </text:p>
      <text:p text:style-name="P27"/>
      <text:p text:style-name="P27"><text:soft-page-break/></text:p>
      <text:p text:style-name="P27">ANNEX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WenQuanYi Zen Hei"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Zen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anana </meta:initial-creator>
    <meta:creation-date>2016-10-20T03:53:23.656065441</meta:creation-date>
    <meta:generator>LibreOffice/5.0.3.2$Linux_X86_64 LibreOffice_project/00m0$Build-2</meta:generator>
    <dc:date>2016-10-20T17:30:55.047488517</dc:date>
    <dc:creator>banana </dc:creator>
    <meta:editing-duration>PT54M</meta:editing-duration>
    <meta:editing-cycles>26</meta:editing-cycles>
    <meta:document-statistic meta:table-count="0" meta:image-count="0" meta:object-count="0" meta:page-count="5" meta:paragraph-count="75" meta:word-count="1542" meta:character-count="9449" meta:non-whitespace-character-count="7929"/>
  </office:meta>
</office:document-meta>
</file>